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iroFont101" svg:font-family="CairoFont10"/>
    <style:font-face style:name="CairoFont201" svg:font-family="CairoFont20"/>
    <style:font-face style:name="CairoFont301" svg:font-family="CairoFont30"/>
    <style:font-face style:name="DejaVuSerif1" svg:font-family="DejaVuSerif"/>
    <style:font-face style:name="CairoFont10" svg:font-family="CairoFont10" style:font-pitch="variable"/>
    <style:font-face style:name="CairoFont20" svg:font-family="CairoFont20" style:font-pitch="variable"/>
    <style:font-face style:name="CairoFont30" svg:font-family="CairoFont30" style:font-pitch="variable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6.0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.84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5cm" fo:min-width="0.56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3.8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0.32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.1000003814697pt" style:font-size-asian="24.1000003814697pt" style:font-size-complex="24.1000003814697pt"/>
    </style:style>
    <style:style style:name="P4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5" style:family="paragraph">
      <loext:graphic-properties draw:fill="none"/>
      <style:paragraph-properties fo:text-align="start" style:writing-mode="lr-tb"/>
      <style:text-properties fo:font-size="16.1000003814697pt" style:font-size-asian="16.1000003814697pt" style:font-size-complex="16.1000003814697pt"/>
    </style:style>
    <style:style style:name="P6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7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DejaVuSerif1" fo:font-size="14.1000003814697pt" style:font-size-asian="14.1000003814697pt" style:font-name-complex="DejaVuSerif1" style:font-size-complex="14.1000003814697pt"/>
    </style:style>
    <style:style style:name="T2" style:family="text">
      <style:text-properties fo:color="#000000" style:font-name="DejaVuSerif1" fo:font-size="24.1000003814697pt" style:font-size-asian="24.1000003814697pt" style:font-name-complex="DejaVuSerif1" style:font-size-complex="24.1000003814697pt"/>
    </style:style>
    <style:style style:name="T3" style:family="text">
      <style:text-properties fo:color="#000000" style:font-name="DejaVuSerif1" fo:font-size="10.6999998092651pt" style:font-size-asian="10.6999998092651pt" style:font-name-complex="DejaVuSerif1" style:font-size-complex="10.6999998092651pt"/>
    </style:style>
    <style:style style:name="T4" style:family="text">
      <style:text-properties fo:color="#000000" style:font-name="DejaVuSerif1" fo:font-size="16.1000003814697pt" style:font-size-asian="16.1000003814697pt" style:font-name-complex="DejaVuSerif1" style:font-size-complex="16.1000003814697pt"/>
    </style:style>
    <style:style style:name="T5" style:family="text">
      <style:text-properties fo:color="#000000" style:font-name="DejaVuSerif1" fo:font-size="9.39999961853027pt" fo:font-weight="bold" style:font-size-asian="9.39999961853027pt" style:font-name-complex="DejaVuSerif1" style:font-size-complex="9.39999961853027pt" style:font-weight-complex="bold"/>
    </style:style>
    <style:style style:name="T6" style:family="text">
      <style:text-properties fo:color="#000000" style:font-name="DejaVuSerif1" fo:font-size="9.39999961853027pt" style:font-size-asian="9.39999961853027pt" style:font-name-complex="DejaVuSerif1" style:font-size-complex="9.39999961853027pt"/>
    </style:style>
    <style:style style:name="T7" style:family="text">
      <style:text-properties fo:color="#000000" style:font-name="DejaVuSerif1" fo:font-size="9.39999961853027pt" fo:font-style="italic" style:font-size-asian="9.39999961853027pt" style:font-name-complex="DejaVuSerif1" style:font-size-complex="9.39999961853027pt" style:font-style-complex="italic"/>
    </style:style>
    <style:style style:name="T8" style:family="text">
      <style:text-properties fo:color="#000000" style:font-name="DejaVuSerif1" fo:font-size="10pt" style:font-size-asian="10pt" style:font-name-complex="DejaVuSerif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.002cm" svg:height="0.755cm" svg:x="13.3cm" svg:y="3.14cm">
          <draw:text-box>
            <text:p><text:span text:style-name="T1">hawxx012@d.</text:span><text:span text:style-name="T1">umn.edu</text:span></text:p>
          </draw:text-box>
        </draw:frame>
        <draw:frame draw:style-name="gr2" draw:text-style-name="P3" draw:layer="layout" svg:width="6.593cm" svg:height="0.987cm" svg:x="7.489cm" svg:y="4.476cm">
          <draw:text-box>
            <text:p text:style-name="P2"><text:span text:style-name="T2">Alex</text:span><text:span text:style-name="T2">ande</text:span><text:span text:style-name="T2">r </text:span><text:span text:style-name="T2">Haw</text:span></text:p>
          </draw:text-box>
        </draw:frame>
        <draw:frame draw:style-name="gr3" draw:text-style-name="P4" draw:layer="layout" svg:width="12.795cm" svg:height="0.441cm" svg:x="4.433cm" svg:y="5.902cm">
          <draw:text-box>
            <text:p text:style-name="P2"><text:span text:style-name="T3">I see it as my duty </text:span><text:span text:style-name="T3">as an engineer to </text:span><text:span text:style-name="T3">uphold integrity, </text:span><text:span text:style-name="T3">honesty, and</text:span></text:p>
          </draw:text-box>
        </draw:frame>
        <draw:frame draw:style-name="gr3" draw:text-style-name="P4" draw:layer="layout" svg:width="13.117cm" svg:height="0.441cm" svg:x="4.254cm" svg:y="6.317cm">
          <draw:text-box>
            <text:p text:style-name="P2"><text:span text:style-name="T3">goodness in our </text:span><text:span text:style-name="T3">industry. The </text:span><text:span text:style-name="T3">rate of growth </text:span><text:span text:style-name="T3">that we're </text:span><text:span text:style-name="T3">observing in</text:span></text:p>
          </draw:text-box>
        </draw:frame>
        <draw:frame draw:style-name="gr3" draw:text-style-name="P4" draw:layer="layout" svg:width="13.663cm" svg:height="0.441cm" svg:x="3.882cm" svg:y="6.732cm">
          <draw:text-box>
            <text:p text:style-name="P2"><text:span text:style-name="T3">technology is </text:span><text:span text:style-name="T3">unprecedente</text:span><text:span text:style-name="T3">d in our </text:span><text:span text:style-name="T3">history, so </text:span><text:span text:style-name="T3">likewise the </text:span><text:span text:style-name="T3">influence of</text:span></text:p>
          </draw:text-box>
        </draw:frame>
        <draw:frame draw:style-name="gr3" draw:text-style-name="P4" draw:layer="layout" svg:width="8.591cm" svg:height="0.441cm" svg:x="6.4cm" svg:y="7.147cm">
          <draw:text-box>
            <text:p text:style-name="P2"><text:span text:style-name="T3">our actions have </text:span><text:span text:style-name="T3">unprecedented importance.</text:span></text:p>
          </draw:text-box>
        </draw:frame>
        <draw:frame draw:style-name="gr4" draw:text-style-name="P5" draw:layer="layout" svg:width="2.919cm" svg:height="0.661cm" svg:x="2.302cm" svg:y="9.49cm">
          <draw:text-box>
            <text:p text:style-name="P2"><text:span text:style-name="T4">Edu</text:span><text:span text:style-name="T4">cati</text:span><text:span text:style-name="T4">on</text:span></text:p>
          </draw:text-box>
        </draw:frame>
        <draw:frame draw:style-name="gr4" draw:text-style-name="P5" draw:layer="layout" svg:width="3.224cm" svg:height="0.661cm" svg:x="12.614cm" svg:y="9.49cm">
          <draw:text-box>
            <text:p text:style-name="P2"><text:span text:style-name="T4">References</text:span></text:p>
          </draw:text-box>
        </draw:frame>
        <draw:frame draw:style-name="gr5" draw:text-style-name="P1" draw:layer="layout" svg:width="3.81cm" svg:height="0.755cm" svg:x="3.14cm" svg:y="3.14cm">
          <draw:text-box>
            <text:p><text:span text:style-name="T1">218.940.4</text:span><text:span text:style-name="T1">128</text:span></text:p>
          </draw:text-box>
        </draw:frame>
        <draw:frame draw:style-name="gr6" draw:text-style-name="P6" draw:layer="layout" svg:width="7.757cm" svg:height="0.386cm" svg:x="2.303cm" svg:y="10.444cm">
          <draw:text-box>
            <text:p text:style-name="P2"><text:span text:style-name="T5">University of Minnesota Duluth</text:span><text:span text:style-name="T6"> </text:span><text:span text:style-name="T6">2017-2021</text:span></text:p>
          </draw:text-box>
        </draw:frame>
        <draw:frame draw:style-name="gr6" draw:text-style-name="P6" draw:layer="layout" svg:width="7.986cm" svg:height="0.382cm" svg:x="2.303cm" svg:y="10.916cm">
          <draw:text-box>
            <text:p text:style-name="P2"><text:span text:style-name="T6">B.S. Electrical </text:span><text:span text:style-name="T6">Engineering, Minor in </text:span><text:span text:style-name="T6">Computer</text:span></text:p>
          </draw:text-box>
        </draw:frame>
        <draw:frame draw:style-name="gr6" draw:text-style-name="P6" draw:layer="layout" svg:width="2.059cm" svg:height="0.382cm" svg:x="2.303cm" svg:y="11.387cm">
          <draw:text-box>
            <text:p text:style-name="P2"><text:span text:style-name="T6">Engineering</text:span></text:p>
          </draw:text-box>
        </draw:frame>
        <draw:frame draw:style-name="gr6" draw:text-style-name="P6" draw:layer="layout" svg:width="1.467cm" svg:height="0.382cm" svg:x="2.303cm" svg:y="11.859cm">
          <draw:text-box>
            <text:p text:style-name="P2"><text:span text:style-name="T6">GPA: </text:span><text:span text:style-name="T6">3.4</text:span></text:p>
          </draw:text-box>
        </draw:frame>
        <draw:frame draw:style-name="gr4" draw:text-style-name="P7" draw:layer="layout" svg:width="3.241cm" svg:height="0.661cm" svg:x="2.303cm" svg:y="12.737cm">
          <draw:text-box>
            <text:p text:style-name="P2"><text:span text:style-name="T4">Experience</text:span></text:p>
          </draw:text-box>
        </draw:frame>
        <draw:frame draw:style-name="gr6" draw:text-style-name="P6" draw:layer="layout" svg:width="5.294cm" svg:height="0.386cm" svg:x="2.303cm" svg:y="13.66cm">
          <draw:text-box>
            <text:p text:style-name="P2"><text:span text:style-name="T5">Americ</text:span><text:span text:style-name="T5">an </text:span><text:span text:style-name="T5">Precisio</text:span><text:span text:style-name="T5">n </text:span><text:span text:style-name="T5">Avionic</text:span><text:span text:style-name="T5">s</text:span></text:p>
          </draw:text-box>
        </draw:frame>
        <draw:frame draw:style-name="gr6" draw:text-style-name="P6" draw:layer="layout" svg:width="1.805cm" svg:height="0.382cm" svg:x="2.303cm" svg:y="14.132cm">
          <draw:text-box>
            <text:p text:style-name="P2"><text:span text:style-name="T6">2019-2021</text:span></text:p>
          </draw:text-box>
        </draw:frame>
        <draw:frame draw:style-name="gr6" draw:text-style-name="P6" draw:layer="layout" svg:width="5.933cm" svg:height="0.382cm" svg:x="2.303cm" svg:y="14.603cm">
          <draw:text-box>
            <text:p text:style-name="P2"><text:span text:style-name="T7">Wiring Harness Engineering Intern</text:span></text:p>
          </draw:text-box>
        </draw:frame>
        <draw:frame draw:style-name="gr6" draw:text-style-name="P6" draw:layer="layout" svg:width="4.185cm" svg:height="0.386cm" svg:x="2.303cm" svg:y="15.31cm">
          <draw:text-box>
            <text:p text:style-name="P2"><text:span text:style-name="T5">North Harbor Services</text:span></text:p>
          </draw:text-box>
        </draw:frame>
        <draw:frame draw:style-name="gr6" draw:text-style-name="P6" draw:layer="layout" svg:width="1.805cm" svg:height="0.382cm" svg:x="2.303cm" svg:y="15.782cm">
          <draw:text-box>
            <text:p text:style-name="P2"><text:span text:style-name="T6">2018-2020</text:span></text:p>
          </draw:text-box>
        </draw:frame>
        <draw:frame draw:style-name="gr6" draw:text-style-name="P6" draw:layer="layout" svg:width="1.962cm" svg:height="0.382cm" svg:x="2.303cm" svg:y="16.253cm">
          <draw:text-box>
            <text:p text:style-name="P2"><text:span text:style-name="T7">Landscaper</text:span></text:p>
          </draw:text-box>
        </draw:frame>
        <draw:frame draw:style-name="gr6" draw:text-style-name="P6" draw:layer="layout" svg:width="3.333cm" svg:height="0.386cm" svg:x="2.303cm" svg:y="16.96cm">
          <draw:text-box>
            <text:p text:style-name="P2"><text:span text:style-name="T5">V</text:span><text:span text:style-name="T5">a</text:span><text:span text:style-name="T5">r</text:span><text:span text:style-name="T5">i</text:span><text:span text:style-name="T5">o</text:span><text:span text:style-name="T5">u</text:span><text:span text:style-name="T5">s</text:span><text:span text:style-name="T6"> </text:span><text:span text:style-name="T6">2</text:span><text:span text:style-name="T6">0</text:span><text:span text:style-name="T6">1</text:span><text:span text:style-name="T6">3</text:span><text:span text:style-name="T6">-</text:span><text:span text:style-name="T6">2</text:span><text:span text:style-name="T6">0</text:span><text:span text:style-name="T6">1</text:span><text:span text:style-name="T6">9</text:span></text:p>
          </draw:text-box>
        </draw:frame>
        <draw:frame draw:style-name="gr6" draw:text-style-name="P6" draw:layer="layout" svg:width="1.691cm" svg:height="0.382cm" svg:x="2.303cm" svg:y="17.432cm">
          <draw:text-box>
            <text:p text:style-name="P2"><text:span text:style-name="T7">Line Cook</text:span></text:p>
          </draw:text-box>
        </draw:frame>
        <draw:frame draw:style-name="gr6" draw:text-style-name="P6" draw:layer="layout" svg:width="5.327cm" svg:height="0.386cm" svg:x="2.303cm" svg:y="18.139cm">
          <draw:text-box>
            <text:p text:style-name="P2"><text:span text:style-name="T5">IEEE Club at UMD</text:span><text:span text:style-name="T6"> 2019-2021</text:span></text:p>
          </draw:text-box>
        </draw:frame>
        <draw:frame draw:style-name="gr6" draw:text-style-name="P6" draw:layer="layout" svg:width="1.818cm" svg:height="0.382cm" svg:x="2.303cm" svg:y="18.611cm">
          <draw:text-box>
            <text:p text:style-name="P2"><text:span text:style-name="T7">Club Chair</text:span></text:p>
          </draw:text-box>
        </draw:frame>
        <draw:frame draw:style-name="gr6" draw:text-style-name="P6" draw:layer="layout" svg:width="3.025cm" svg:height="0.386cm" svg:x="12.617cm" svg:y="10.444cm">
          <draw:text-box>
            <text:p text:style-name="P2"><text:span text:style-name="T5">Kellen Bolander</text:span></text:p>
          </draw:text-box>
        </draw:frame>
        <draw:frame draw:style-name="gr6" draw:text-style-name="P6" draw:layer="layout" svg:width="6.098cm" svg:height="0.382cm" svg:x="12.617cm" svg:y="10.916cm">
          <draw:text-box>
            <text:p text:style-name="P2"><text:span text:style-name="T7">Engineering and IT Manager</text:span><text:span text:style-name="T6"> at APA</text:span></text:p>
          </draw:text-box>
        </draw:frame>
        <draw:frame draw:style-name="gr6" draw:text-style-name="P6" draw:layer="layout" svg:width="4.599cm" svg:height="0.382cm" svg:x="12.617cm" svg:y="11.359cm">
          <draw:text-box>
            <text:p text:style-name="P2"><text:span text:style-name="T6">kbolander@apavionics.com</text:span></text:p>
          </draw:text-box>
        </draw:frame>
        <draw:frame draw:style-name="gr6" draw:text-style-name="P6" draw:layer="layout" svg:width="3.185cm" svg:height="0.386cm" svg:x="12.617cm" svg:y="12.066cm">
          <draw:text-box>
            <text:p text:style-name="P2"><text:span text:style-name="T5">Katherine </text:span><text:span text:style-name="T5">Rasley</text:span></text:p>
          </draw:text-box>
        </draw:frame>
        <draw:frame draw:style-name="gr6" draw:text-style-name="P6" draw:layer="layout" svg:width="6.407cm" svg:height="0.382cm" svg:x="12.617cm" svg:y="12.538cm">
          <draw:text-box>
            <text:p text:style-name="P2"><text:span text:style-name="T7">President</text:span><text:span text:style-name="T6"> of IEEE Arrowhead Chapter</text:span></text:p>
          </draw:text-box>
        </draw:frame>
        <draw:frame draw:style-name="gr6" draw:text-style-name="P6" draw:layer="layout" svg:width="3.918cm" svg:height="0.382cm" svg:x="12.617cm" svg:y="12.981cm">
          <draw:text-box>
            <text:p text:style-name="P2"><text:span text:style-name="T6">krasley@mnpower.com</text:span></text:p>
          </draw:text-box>
        </draw:frame>
        <draw:frame draw:style-name="gr6" draw:text-style-name="P6" draw:layer="layout" svg:width="2.521cm" svg:height="0.386cm" svg:x="12.617cm" svg:y="13.788cm">
          <draw:text-box>
            <text:p text:style-name="P2"><text:span text:style-name="T5">Ethan Casady</text:span></text:p>
          </draw:text-box>
        </draw:frame>
        <draw:frame draw:style-name="gr6" draw:text-style-name="P6" draw:layer="layout" svg:width="5.48cm" svg:height="0.382cm" svg:x="12.617cm" svg:y="14.259cm">
          <draw:text-box>
            <text:p text:style-name="P2"><text:span text:style-name="T7">Owner</text:span><text:span text:style-name="T6"> of North Harbor Services</text:span></text:p>
          </draw:text-box>
        </draw:frame>
        <draw:frame draw:style-name="gr6" draw:text-style-name="P6" draw:layer="layout" svg:width="5.692cm" svg:height="0.382cm" svg:x="12.417cm" svg:y="14.674cm">
          <draw:text-box>
            <text:p text:style-name="P2"><text:span text:style-name="T6"><text:s text:c="2"/></text:span><text:span text:style-name="T6">northharborservices@gmail.com</text:span></text:p>
          </draw:text-box>
        </draw:frame>
        <draw:frame draw:style-name="gr6" draw:text-style-name="P6" draw:layer="layout" svg:width="2.394cm" svg:height="0.386cm" svg:x="12.617cm" svg:y="15.381cm">
          <draw:text-box>
            <text:p text:style-name="P2"><text:span text:style-name="T5">Imran Hayee</text:span></text:p>
          </draw:text-box>
        </draw:frame>
        <draw:frame draw:style-name="gr6" draw:text-style-name="P6" draw:layer="layout" svg:width="3.605cm" svg:height="0.382cm" svg:x="12.617cm" svg:y="15.953cm">
          <draw:text-box>
            <text:p text:style-name="P2"><text:span text:style-name="T7">EE Professor</text:span><text:span text:style-name="T6"> at UMD</text:span></text:p>
          </draw:text-box>
        </draw:frame>
        <draw:frame draw:style-name="gr6" draw:text-style-name="P6" draw:layer="layout" svg:width="3.202cm" svg:height="0.382cm" svg:x="12.617cm" svg:y="16.396cm">
          <draw:text-box>
            <text:p text:style-name="P2"><text:span text:style-name="T6">ihayee@d.umn.edu</text:span></text:p>
          </draw:text-box>
        </draw:frame>
        <draw:frame draw:style-name="gr6" draw:text-style-name="P6" draw:layer="layout" svg:width="2.885cm" svg:height="0.386cm" svg:x="12.617cm" svg:y="17.103cm">
          <draw:text-box>
            <text:p text:style-name="P2"><text:span text:style-name="T5">Rachel Hockert</text:span></text:p>
          </draw:text-box>
        </draw:frame>
        <draw:frame draw:style-name="gr6" draw:text-style-name="P6" draw:layer="layout" svg:width="6.03cm" svg:height="0.382cm" svg:x="12.617cm" svg:y="17.574cm">
          <draw:text-box>
            <text:p text:style-name="P2"><text:span text:style-name="T7">Electrical Engineer</text:span><text:span text:style-name="T6"> at STAR Energy</text:span></text:p>
          </draw:text-box>
        </draw:frame>
        <draw:frame draw:style-name="gr6" draw:text-style-name="P6" draw:layer="layout" svg:width="1.42cm" svg:height="0.382cm" svg:x="12.617cm" svg:y="18.046cm">
          <draw:text-box>
            <text:p text:style-name="P2"><text:span text:style-name="T6">Services</text:span></text:p>
          </draw:text-box>
        </draw:frame>
        <draw:frame draw:style-name="gr6" draw:text-style-name="P6" draw:layer="layout" svg:width="3.566cm" svg:height="0.382cm" svg:x="12.617cm" svg:y="18.489cm">
          <draw:text-box>
            <text:p text:style-name="P2"><text:span text:style-name="T6">bitza012@d.umn.edu</text:span></text:p>
          </draw:text-box>
        </draw:frame>
        <draw:frame draw:style-name="gr6" draw:text-style-name="P6" draw:layer="layout" svg:width="2.813cm" svg:height="0.386cm" svg:x="12.617cm" svg:y="19.096cm">
          <draw:text-box>
            <text:p text:style-name="P2"><text:span text:style-name="T5">Evan Browning</text:span></text:p>
          </draw:text-box>
        </draw:frame>
        <draw:frame draw:style-name="gr6" draw:text-style-name="P6" draw:layer="layout" svg:width="6.555cm" svg:height="0.382cm" svg:x="12.617cm" svg:y="19.567cm">
          <draw:text-box>
            <text:p text:style-name="P2"><text:span text:style-name="T7">Electrical Engineer</text:span><text:span text:style-name="T6"> at Starkey Hearing</text:span></text:p>
          </draw:text-box>
        </draw:frame>
        <draw:frame draw:style-name="gr6" draw:text-style-name="P6" draw:layer="layout" svg:width="3.808cm" svg:height="0.382cm" svg:x="12.617cm" svg:y="20.01cm">
          <draw:text-box>
            <text:p text:style-name="P2"><text:span text:style-name="T6">brow4928@d.umn.edu</text:span></text:p>
          </draw:text-box>
        </draw:frame>
      </draw:page>
      <draw:page draw:name="page2" draw:style-name="dp1" draw:master-page-name="master-page3">
        <draw:frame draw:style-name="gr4" draw:text-style-name="P7" draw:layer="layout" svg:width="2.55cm" svg:height="0.661cm" svg:x="2.308cm" svg:y="2.224cm">
          <draw:text-box>
            <text:p text:style-name="P2"><text:span text:style-name="T4">Synopsis</text:span></text:p>
          </draw:text-box>
        </draw:frame>
        <draw:frame draw:style-name="gr6" draw:text-style-name="P6" draw:layer="layout" svg:width="16.825cm" svg:height="0.382cm" svg:x="2.308cm" svg:y="3.147cm">
          <draw:text-box>
            <text:p text:style-name="P2"><text:span text:style-name="T6">I've worked for the last two years as an engineering intern at American Precision Avionics in Duluth</text:span></text:p>
          </draw:text-box>
        </draw:frame>
        <draw:frame draw:style-name="gr6" draw:text-style-name="P6" draw:layer="layout" svg:width="15.246cm" svg:height="0.382cm" svg:x="2.308cm" svg:y="3.619cm">
          <draw:text-box>
            <text:p text:style-name="P2"><text:span text:style-name="T6">MN, working with their fantastic engineering team to produce the very high quality wiring</text:span></text:p>
          </draw:text-box>
        </draw:frame>
        <draw:frame draw:style-name="gr6" draw:text-style-name="P6" draw:layer="layout" svg:width="14.611cm" svg:height="0.382cm" svg:x="2.308cm" svg:y="4.09cm">
          <draw:text-box>
            <text:p text:style-name="P2"><text:span text:style-name="T6">harnesses for use in aviation and industrial equipment. Here, I learned about technical</text:span></text:p>
          </draw:text-box>
        </draw:frame>
        <draw:frame draw:style-name="gr6" draw:text-style-name="P6" draw:layer="layout" svg:width="15.06cm" svg:height="0.382cm" svg:x="2.308cm" svg:y="4.562cm">
          <draw:text-box>
            <text:p text:style-name="P2"><text:span text:style-name="T6">documentation, CAD, and industry quality standards. I also found an interest in computer</text:span></text:p>
          </draw:text-box>
        </draw:frame>
        <draw:frame draw:style-name="gr6" draw:text-style-name="P6" draw:layer="layout" svg:width="16.914cm" svg:height="0.382cm" svg:x="2.308cm" svg:y="5.033cm">
          <draw:text-box>
            <text:p text:style-name="P2"><text:span text:style-name="T6">networks, 3D printing, and creating desktop applications while I've invented methods and devices to</text:span></text:p>
          </draw:text-box>
        </draw:frame>
        <draw:frame draw:style-name="gr6" draw:text-style-name="P6" draw:layer="layout" svg:width="8.223cm" svg:height="0.382cm" svg:x="2.308cm" svg:y="5.505cm">
          <draw:text-box>
            <text:p text:style-name="P2"><text:span text:style-name="T6">help both the engineering and production teams.</text:span></text:p>
          </draw:text-box>
        </draw:frame>
        <draw:frame draw:style-name="gr6" draw:text-style-name="P6" draw:layer="layout" svg:width="16.449cm" svg:height="0.382cm" svg:x="2.308cm" svg:y="6.212cm">
          <draw:text-box>
            <text:p text:style-name="P2"><text:span text:style-name="T6">When I'm not working or studying, I like to pass my time working on digital circuits and software.</text:span></text:p>
          </draw:text-box>
        </draw:frame>
        <draw:frame draw:style-name="gr6" draw:text-style-name="P6" draw:layer="layout" svg:width="15.945cm" svg:height="0.382cm" svg:x="2.308cm" svg:y="6.683cm">
          <draw:text-box>
            <text:p text:style-name="P2"><text:span text:style-name="T6">I'm especially interested in vehicle electronics; While on the road, I've kept myself occupied by</text:span></text:p>
          </draw:text-box>
        </draw:frame>
        <draw:frame draw:style-name="gr6" draw:text-style-name="P6" draw:layer="layout" svg:width="14.844cm" svg:height="0.763cm" svg:x="2.308cm" svg:y="7.155cm">
          <draw:text-box>
            <text:p text:style-name="P2"><text:span text:style-name="T6">troubleshooting the systems on my motorcycle (from 1982!) and continuing my software experiments</text:span></text:p>
          </draw:text-box>
        </draw:frame>
        <draw:frame draw:style-name="gr6" draw:text-style-name="P6" draw:layer="layout" svg:width="2.288cm" svg:height="0.382cm" svg:x="4.508cm" svg:y="7.526cm">
          <draw:text-box>
            <text:p text:style-name="P2"><text:span text:style-name="T6">on my laptop.</text:span></text:p>
          </draw:text-box>
        </draw:frame>
        <draw:frame draw:style-name="gr6" draw:text-style-name="P6" draw:layer="layout" svg:width="16.427cm" svg:height="0.382cm" svg:x="2.308cm" svg:y="8.334cm">
          <draw:text-box>
            <text:p text:style-name="P2"><text:span text:style-name="T6">I've also worked with the IEEE Arrowhead Chapter as President of the UMD IEEE Club. As a club</text:span></text:p>
          </draw:text-box>
        </draw:frame>
        <draw:frame draw:style-name="gr6" draw:text-style-name="P6" draw:layer="layout" svg:width="15.907cm" svg:height="0.382cm" svg:x="2.308cm" svg:y="8.805cm">
          <draw:text-box>
            <text:p text:style-name="P2"><text:span text:style-name="T6">we've organized events to enrich and supplement students' learning, including company tours,</text:span></text:p>
          </draw:text-box>
        </draw:frame>
        <draw:frame draw:style-name="gr6" draw:text-style-name="P6" draw:layer="layout" svg:width="16.393cm" svg:height="0.382cm" svg:x="2.308cm" svg:y="9.277cm">
          <draw:text-box>
            <text:p text:style-name="P2"><text:span text:style-name="T6">workshops, and offering tools for students to investigate EE and ﬁnd their place in this wonderful</text:span></text:p>
          </draw:text-box>
        </draw:frame>
        <draw:frame draw:style-name="gr6" draw:text-style-name="P6" draw:layer="layout" svg:width="1.848cm" svg:height="0.382cm" svg:x="2.308cm" svg:y="9.748cm">
          <draw:text-box>
            <text:p text:style-name="P2"><text:span text:style-name="T6">profession.</text:span></text:p>
          </draw:text-box>
        </draw:frame>
        <draw:frame draw:style-name="gr6" draw:text-style-name="P6" draw:layer="layout" svg:width="16.156cm" svg:height="0.382cm" svg:x="2.308cm" svg:y="10.455cm">
          <draw:text-box>
            <text:p text:style-name="P2"><text:span text:style-name="T6">I would like to work on a team to develop new devices and methods to solve the problems at the</text:span></text:p>
          </draw:text-box>
        </draw:frame>
        <draw:frame draw:style-name="gr6" draw:text-style-name="P6" draw:layer="layout" svg:width="3.956cm" svg:height="0.382cm" svg:x="2.308cm" svg:y="10.927cm">
          <draw:text-box>
            <text:p text:style-name="P2"><text:span text:style-name="T6">horizon of our industry.</text:span></text:p>
          </draw:text-box>
        </draw:frame>
        <draw:frame draw:style-name="gr7" draw:text-style-name="P8" draw:layer="layout" svg:width="1.014cm" svg:height="0.412cm" svg:x="0.635cm" svg:y="26.085cm">
          <draw:text-box>
            <text:p text:style-name="P2"><text:span text:style-name="T8">2 of 3</text:span></text:p>
          </draw:text-box>
        </draw:frame>
        <draw:frame draw:style-name="gr7" draw:text-style-name="P8" draw:layer="layout" svg:width="2.855cm" svg:height="0.412cm" svg:x="18.092cm" svg:y="26.085cm">
          <draw:text-box>
            <text:p text:style-name="P2"><text:span text:style-name="T8">6/1/21, 2:24 PM</text:span></text:p>
          </draw:text-box>
        </draw:frame>
        <draw:frame draw:style-name="gr6" draw:text-style-name="P6" draw:layer="layout" svg:width="16.647cm" svg:height="0.382cm" svg:x="2.308cm" svg:y="11.645cm">
          <draw:text-box>
            <text:p text:style-name="P2"><text:span text:style-name="T6">My mission is less speciﬁc to any certain technology, instead I hope to apply my philosophy toward</text:span></text:p>
          </draw:text-box>
        </draw:frame>
        <draw:frame draw:style-name="gr6" draw:text-style-name="P6" draw:layer="layout" svg:width="15.928cm" svg:height="0.382cm" svg:x="2.308cm" svg:y="12.117cm">
          <draw:text-box>
            <text:p text:style-name="P2"><text:span text:style-name="T6">technology in whatever form my job takes. There is more richness to me in solving challenging</text:span></text:p>
          </draw:text-box>
        </draw:frame>
        <draw:frame draw:style-name="gr6" draw:text-style-name="P6" draw:layer="layout" svg:width="16.872cm" svg:height="0.382cm" svg:x="2.308cm" svg:y="12.588cm">
          <draw:text-box>
            <text:p text:style-name="P2"><text:span text:style-name="T6">problems than working on any particular project. I wish to ﬁnd purpose and meaning in my work, as</text:span></text:p>
          </draw:text-box>
        </draw:frame>
        <draw:frame draw:style-name="gr6" draw:text-style-name="P6" draw:layer="layout" svg:width="10.412cm" svg:height="0.382cm" svg:x="2.308cm" svg:y="13.06cm">
          <draw:text-box>
            <text:p text:style-name="P2"><text:span text:style-name="T6">I think that my career is how I'll make an impact in the world.</text:span></text:p>
          </draw:text-box>
        </draw:frame>
      </draw:page>
      <draw:page draw:name="page3" draw:style-name="dp1" draw:master-page-name="master-page3">
        <draw:frame draw:style-name="gr4" draw:text-style-name="P7" draw:layer="layout" svg:width="2.347cm" svg:height="0.661cm" svg:x="2.308cm" svg:y="2.373cm">
          <draw:text-box>
            <text:p text:style-name="P2"><text:span text:style-name="T4">Projects</text:span></text:p>
          </draw:text-box>
        </draw:frame>
        <draw:frame draw:style-name="gr6" draw:text-style-name="P6" draw:layer="layout" svg:width="10.352cm" svg:height="0.386cm" svg:x="2.308cm" svg:y="3.296cm">
          <draw:text-box>
            <text:p text:style-name="P2"><text:span text:style-name="T5">Senior Design Project:</text:span><text:span text:style-name="T6"> Long-Range ISM-Band File Transfer</text:span></text:p>
          </draw:text-box>
        </draw:frame>
        <draw:frame draw:style-name="gr6" draw:text-style-name="P6" draw:layer="layout" svg:width="16.203cm" svg:height="0.382cm" svg:x="2.308cm" svg:y="3.767cm">
          <draw:text-box>
            <text:p text:style-name="P2"><text:span text:style-name="T6">This is a system of devices and an accompanying protocol for transferring ﬁles up to a kilometer</text:span></text:p>
          </draw:text-box>
        </draw:frame>
        <draw:frame draw:style-name="gr6" draw:text-style-name="P6" draw:layer="layout" svg:width="16.207cm" svg:height="0.382cm" svg:x="2.308cm" svg:y="4.239cm">
          <draw:text-box>
            <text:p text:style-name="P2"><text:span text:style-name="T6">away. My teammates and I developed this novel implementation of a common idea using several</text:span></text:p>
          </draw:text-box>
        </draw:frame>
        <draw:frame draw:style-name="gr6" draw:text-style-name="P6" draw:layer="layout" svg:width="12.876cm" svg:height="0.382cm" svg:x="2.308cm" svg:y="4.71cm">
          <draw:text-box>
            <text:p text:style-name="P2"><text:span text:style-name="T6">popular technologies including: Python, Raspberry Pi, LoRa, CAD, and FDM.</text:span></text:p>
          </draw:text-box>
        </draw:frame>
        <draw:frame draw:style-name="gr6" draw:text-style-name="P6" draw:layer="layout" svg:width="8.265cm" svg:height="0.382cm" svg:x="2.308cm" svg:y="5.182cm">
          <draw:text-box>
            <text:p text:style-name="P2"><text:span text:style-name="T6">Video Presentation (https://youtu.be/p_xYzZlvcl0)</text:span></text:p>
          </draw:text-box>
        </draw:frame>
        <draw:frame draw:style-name="gr6" draw:text-style-name="P6" draw:layer="layout" svg:width="10.81cm" svg:height="0.382cm" svg:x="2.308cm" svg:y="5.889cm">
          <draw:text-box>
            <text:p text:style-name="P2"><text:span text:style-name="T6">There are lots more! I'm in the process of aquiring some photo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iroFont101" svg:font-family="CairoFont10"/>
    <style:font-face style:name="CairoFont201" svg:font-family="CairoFont20"/>
    <style:font-face style:name="CairoFont301" svg:font-family="CairoFont30"/>
    <style:font-face style:name="DejaVuSerif1" svg:font-family="DejaVuSerif"/>
    <style:font-face style:name="CairoFont10" svg:font-family="CairoFont10" style:font-pitch="variable"/>
    <style:font-face style:name="CairoFont20" svg:font-family="CairoFont20" style:font-pitch="variable"/>
    <style:font-face style:name="CairoFont30" svg:font-family="CairoFont30" style:font-pitch="variable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01T17:03:28.046150678</dc:date>
    <meta:editing-duration>PT10M38S</meta:editing-duration>
    <meta:editing-cycles>2</meta:editing-cycles>
    <meta:generator>LibreOffice/6.1.5.2$Linux_X86_64 LibreOffice_project/10$Build-2</meta:generator>
    <meta:document-statistic meta:object-count="73"/>
  </office:meta>
</office:document-meta>
</file>